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pitch="fixed"/>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1bd22f" officeooo:paragraph-rsid="001bd22f"/>
    </style:style>
    <style:style style:name="P2"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Times New Roman" officeooo:rsid="001bd22f" officeooo:paragraph-rsid="001bd22f"/>
    </style:style>
    <style:style style:name="P3"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bd22f" officeooo:paragraph-rsid="001bd22f"/>
    </style:style>
    <style:style style:name="P4"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c612a" officeooo:paragraph-rsid="001c612a"/>
    </style:style>
    <style:style style:name="P5"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officeooo:rsid="001c612a" officeooo:paragraph-rsid="001c612a"/>
    </style:style>
    <style:style style:name="P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Times New Roman" officeooo:rsid="001bd22f" officeooo:paragraph-rsid="001c612a"/>
    </style:style>
    <style:style style:name="P7"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bd22f" officeooo:paragraph-rsid="001c612a"/>
    </style:style>
    <style:style style:name="P8"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e372f" officeooo:paragraph-rsid="001e372f"/>
    </style:style>
    <style:style style:name="P9"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officeooo:rsid="001e372f" officeooo:paragraph-rsid="001e372f"/>
    </style:style>
    <style:style style:name="P10" style:family="paragraph" style:parent-style-name="Standard">
      <loext:graphic-properties draw:fill="none"/>
      <style:paragraph-properties fo:margin-left="0cm" fo:margin-right="0cm" fo:text-indent="0cm" style:auto-text-indent="false" fo:background-color="transparent"/>
      <style:text-properties style:font-name="Times New Roman" officeooo:rsid="001e372f" officeooo:paragraph-rsid="001e372f"/>
    </style:style>
    <style:style style:name="P1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Times New Roman" officeooo:rsid="001bd22f" officeooo:paragraph-rsid="001e372f"/>
    </style:style>
    <style:style style:name="P12"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bd22f" officeooo:paragraph-rsid="001e372f"/>
    </style:style>
    <style:style style:name="P13" style:family="paragraph" style:parent-style-name="Standard">
      <loext:graphic-properties draw:fill="none"/>
      <style:paragraph-properties fo:margin-left="1cm" fo:margin-right="0cm" fo:text-indent="0cm" style:auto-text-indent="false" fo:background-color="transparent"/>
      <style:text-properties style:font-name="Times New Roman" officeooo:rsid="001ed012" officeooo:paragraph-rsid="001ed012"/>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officeooo:rsid="001ed012" officeooo:paragraph-rsid="001ed012"/>
    </style:style>
    <style:style style:name="P15" style:family="paragraph" style:parent-style-name="Standard">
      <loext:graphic-properties draw:fill="none"/>
      <style:paragraph-properties fo:margin-left="0cm" fo:margin-right="0cm" fo:text-indent="0cm" style:auto-text-indent="false" fo:background-color="transparent"/>
      <style:text-properties style:font-name="Times New Roman" officeooo:rsid="001ed012" officeooo:paragraph-rsid="001ed012"/>
    </style:style>
    <style:style style:name="P16" style:family="paragraph" style:parent-style-name="Standard">
      <loext:graphic-properties draw:fill="none"/>
      <style:paragraph-properties fo:margin-left="0cm" fo:margin-right="0cm" fo:text-indent="0cm" style:auto-text-indent="false" fo:background-color="transparent"/>
      <style:text-properties style:font-name="Times New Roman" officeooo:rsid="001ede5f" officeooo:paragraph-rsid="001ede5f"/>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Menlo" fo:font-size="10pt" officeooo:rsid="001ede5f" officeooo:paragraph-rsid="001ede5f" style:font-size-asian="10pt" style:font-size-complex="10pt"/>
    </style:style>
    <style:style style:name="P18" style:family="paragraph" style:parent-style-name="Standard">
      <loext:graphic-properties draw:fill="none"/>
      <style:paragraph-properties fo:margin-left="0cm" fo:margin-right="0cm" fo:text-indent="0cm" style:auto-text-indent="false" fo:break-before="page" fo:background-color="transparent"/>
      <style:text-properties style:font-name="Times New Roman" officeooo:rsid="001ede5f" officeooo:paragraph-rsid="001ede5f"/>
    </style:style>
    <style:style style:name="P19" style:family="paragraph" style:parent-style-name="Standard" style:list-style-name="L1">
      <loext:graphic-properties draw:fill="none"/>
      <style:paragraph-properties fo:background-color="transparent"/>
      <style:text-properties officeooo:paragraph-rsid="001ede5f"/>
    </style:style>
    <style:style style:name="P20" style:family="paragraph" style:parent-style-name="Standard" style:list-style-name="L1">
      <loext:graphic-properties draw:fill="none"/>
      <style:paragraph-properties fo:background-color="transparent"/>
      <style:text-properties officeooo:paragraph-rsid="001fbbb9"/>
    </style:style>
    <style:style style:name="P21" style:family="paragraph" style:parent-style-name="Standard" style:list-style-name="L1">
      <loext:graphic-properties draw:fill="none"/>
      <style:paragraph-properties fo:background-color="transparent"/>
      <style:text-properties style:font-name="Times New Roman" officeooo:rsid="001fbbb9" officeooo:paragraph-rsid="001fbbb9"/>
    </style:style>
    <style:style style:name="P22" style:family="paragraph" style:parent-style-name="Standard" style:list-style-name="L1">
      <loext:graphic-properties draw:fill="none"/>
      <style:paragraph-properties fo:background-color="transparent"/>
      <style:text-properties style:font-name="Times New Roman" officeooo:rsid="00216484" officeooo:paragraph-rsid="00216484"/>
    </style:style>
    <style:style style:name="T1" style:family="text">
      <style:text-properties officeooo:rsid="001ede5f"/>
    </style:style>
    <style:style style:name="T2" style:family="text">
      <style:text-properties style:text-position="sub 58%"/>
    </style:style>
    <style:style style:name="T3" style:family="text">
      <style:text-properties officeooo:rsid="001c612a"/>
    </style:style>
    <style:style style:name="T4" style:family="text">
      <style:text-properties officeooo:rsid="001e372f"/>
    </style:style>
    <style:style style:name="T5" style:family="text">
      <style:text-properties style:font-name="Menlo" fo:font-size="10pt" style:font-size-asian="10pt" style:font-size-complex="10pt"/>
    </style:style>
    <style:style style:name="T6" style:family="text">
      <style:text-properties style:font-name="Times New Roman" officeooo:rsid="001ede5f"/>
    </style:style>
    <style:style style:name="T7" style:family="text">
      <style:text-properties style:font-name="Times New Roman" officeooo:rsid="001fbbb9"/>
    </style:style>
    <style:style style:name="T8" style:family="text">
      <style:text-properties officeooo:rsid="0021648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iegazione codice <text:span text:style-name="T1">esn_alternative.py</text:span></text:p>
      <text:p text:style-name="P1"/>
      <text:p text:style-name="P1">La funzione sparse_eye_init(M) è una funzione che consente di definire una matrice sparsa quadrata di dimensione MxM. Similmente, la funzione sparse_tensor_init(M, N, C) genera un tensore MxN, in cui, in ogni colonna, solo C elementi sono non zero.</text:p>
      <text:p text:style-name="P1">sparse_recurrent_tensor_init(M, C) genera una matrice sparsa di dimensione MxM con, per ogni colonna, solo C elementi non zero. Rappresenta lo stato interno di una rete ricorrente, in particolare sarebbe lo stato interno di ogni recurrent unit in una RNN (nella notazione, h<text:span text:style-name="T2">t</text:span> e h<text:span text:style-name="T2">t-1</text:span>). È un tensore che evolve secondo regole di ricorsione, ovvero basandosi anche sul valore del passato timestamp.</text:p>
      <text:p text:style-name="P1"/>
      <text:p text:style-name="P1">spectral_norm_scaling(W, rho) applica una normalizzazione sul raggio spettrale della matrice W, rendendolo uguale a rho passato.</text:p>
      <text:p text:style-name="P1"/>
      <text:p text:style-name="P1">ReservoirCell:</text:p>
      <text:p text:style-name="P2">__init__(self, input_size, units, input_scaling, spectral_radius, leaky, connectivity_input, connectivity_recurrent) <text:span text:style-name="T3">inizializza una cella del reservoir con un numero di connessioni in input, un certo numero di elementi (stato interno), raggio spettrale, leaky factor (quanto conta lo stato precedente nella determinazione del nuovo stato), kernel da applicare.</text:span></text:p>
      <text:p text:style-name="P3"/>
      <text:p text:style-name="P4">forward(self, xt, h_prev) calcola l’output della cella dato l’input xt e lo stato precedente h_prev.</text:p>
      <text:p text:style-name="P4"/>
      <text:p text:style-name="P4"/>
      <text:p text:style-name="P5">ReservoirLayer:</text:p>
      <text:p text:style-name="P6">__init__(self, input_size, units, input_scaling, spectral_radius, leaky, connectivity_input, connectivity_recurrent) <text:span text:style-name="T3">genera una ReservoirCell e la usa come rete.</text:span></text:p>
      <text:p text:style-name="P7"/>
      <text:p text:style-name="P4">init_hidden(self, batch_size) inizializza <text:span text:style-name="T4">le unità della rete reservoir a 0.</text:span></text:p>
      <text:p text:style-name="P4"/>
      <text:p text:style-name="P8">forward(x, h_prev) allena ogni cella nel reservoir con l’input.</text:p>
      <text:p text:style-name="P8"/>
      <text:p text:style-name="P9"/>
      <text:p text:style-name="P10">DeepReservoir:</text:p>
      <text:p text:style-name="P11">__init__(self, input_size, <text:span text:style-name="T4">tot_</text:span>units, <text:span text:style-name="T4">n_layers, concat</text:span>, input_scaling, <text:span text:style-name="T4">inter_scaling</text:span>, spectral_radius, leaky, connectivity_input, connectivity_recurrent, <text:span text:style-name="T4">connectivity_inter</text:span>) <text:span text:style-name="T4">genera un insieme di reti neurali che hanno ReservoirCell come cella base. Ogni RC ha gli stessi parametri.</text:span></text:p>
      <text:p text:style-name="P12"/>
      <text:p text:style-name="P13">forward(self, X) calcola l’output del reservoir e ritorna gli stati nascosti <text:span text:style-name="T1">dei layer</text:span>.</text:p>
      <text:p text:style-name="P14"/>
      <text:p text:style-name="P15"/>
      <text:p text:style-name="P15"/>
      <text:p text:style-name="P16">Scrivendo il seguente codice:</text:p>
      <text:p text:style-name="P17">dr = DeepReservoir(...params)</text:p>
      <text:p text:style-name="P17">dr(X)</text:p>
      <text:p text:style-name="P16">chiamiamo il metodo forward in automatico, e quello che otteniamo è la concatenazione degli stati nascosti dei layer del deep reservoir.</text:p>
      <text:p text:style-name="P18">Spiegazione codice lorenz.py</text:p>
      <text:p text:style-name="P16"/>
      <text:p text:style-name="P16">Per prima cosa, abbiamo bisogno di leggere i parametri di esecuzione da terminale.</text:p>
      <text:p text:style-name="P16">Impostiamo il parametro <text:span text:style-name="T5">n_inp = 3</text:span> perché i nostri dati sono tridimensionali (x, y, z). Impostiamo anche un washout di 200 elementi, con un lag di almeno 1 elemento. Carico train, test e validation dataset e target della funzione di lorenz con lag inserito.</text:p>
      <text:p text:style-name="P16">Per ogni trial, eseguo le seguenti operazioni:</text:p>
      <text:list text:style-name="L1">
        <text:list-item>
          <text:p text:style-name="P19"><text:span text:style-name="T6">Creo un </text:span><text:span text:style-name="T7">deep reservoir con i parametri specificati in precedenza.</text:span></text:p>
        </text:list-item>
        <text:list-item>
          <text:p text:style-name="P20"><text:span text:style-name="T7">Definisco la funzione test_esn per calcolare l’nrmse per il test e il validation.</text:span></text:p>
        </text:list-item>
        <text:list-item>
          <text:p text:style-name="P21">Per il training, lavoro sulle dimensioni di dataset e target rendendo il dataset un tensore a tre dimensioni e il target a due.</text:p>
        </text:list-item>
        <text:list-item>
          <text:p text:style-name="P21">Faccio un passo di forward del deep reservoir e memorizzo dentro activations lo stato finale del reservoir rimuovendo il washout.</text:p>
        </text:list-item>
        <text:list-item>
          <text:p text:style-name="P21">Standardizzo le activations e creo un classificatore <text:span text:style-name="T8">addestrato per implementare il readout.</text:span></text:p>
        </text:list-item>
        <text:list-item>
          <text:p text:style-name="P22">Calcolo l’nrmse per test e validation.</text:p>
        </text:list-item>
        <text:list-item>
          <text:p text:style-name="P22">Plotto i dati in un grafico 3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pitch="fixed"/>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2T12:09:40.866289000</meta:creation-date>
    <dc:date>2025-03-06T18:48:49.428137000</dc:date>
    <meta:editing-duration>PT8M11S</meta:editing-duration>
    <meta:editing-cycles>2</meta:editing-cycles>
    <meta:generator>LibreOffice/25.2.0.3$MacOSX_AARCH64 LibreOffice_project/e1cf4a87eb02d755bce1a01209907ea5ddc8f069</meta:generator>
    <meta:document-statistic meta:table-count="0" meta:image-count="0" meta:object-count="0" meta:page-count="2" meta:paragraph-count="29" meta:word-count="452" meta:character-count="3168" meta:non-whitespace-character-count="2752"/>
  </office:meta>
</office:document-meta>
</file>